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86b" officeooo:paragraph-rsid="001b48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file- Redemption UI</text:p>
      <text:p text:style-name="P1"/>
      <text:p text:style-name="P1"/>
      <text:p text:style-name="P1">void setBuildStatus(String message, String state) {</text:p>
      <text:p text:style-name="P1"><text:s text:c="2"/>step([</text:p>
      <text:p text:style-name="P1"><text:s text:c="6"/>$class: "GitHubCommitStatusSetter",</text:p>
      <text:p text:style-name="P1"><text:s text:c="6"/>reposSource: [$class: "ManuallyEnteredRepositorySource", url: "https://github.com/Git2Swarm/CR-Redemption-UI.git"],</text:p>
      <text:p text:style-name="P1"><text:s text:c="6"/>contextSource: [$class: "ManuallyEnteredCommitContextSource", context: "ci/jenkins/build-status"],</text:p>
      <text:p text:style-name="P1"><text:s text:c="6"/>errorHandlers: [[$class: "ChangingBuildStatusErrorHandler", result: "UNSTABLE"]],</text:p>
      <text:p text:style-name="P1"><text:s text:c="6"/>statusResultSource: [ $class: "ConditionalStatusResultSource", results: [[$class: "AnyBuildResult", message: message, state: state]] ]</text:p>
      <text:p text:style-name="P1"><text:s text:c="2"/>]);</text:p>
      <text:p text:style-name="P1">}</text:p>
      <text:p text:style-name="P1"/>
      <text:p text:style-name="P1">pipeline {</text:p>
      <text:p text:style-name="P1"><text:s text:c="4"/>agent { label "build" }</text:p>
      <text:p text:style-name="P1"><text:s text:c="4"/>environment {</text:p>
      <text:p text:style-name="P1"><text:s text:c="9"/>def ip = sh returnStdout: true, script: 'curl -s http://169.254.169.254/latest/meta-data/public-ipv4'</text:p>
      <text:p text:style-name="P1"><text:s text:c="4"/>}</text:p>
      <text:p text:style-name="P1"/>
      <text:p text:style-name="P1"><text:s text:c="4"/>stages {</text:p>
      <text:p text:style-name="P1"><text:s text:c="8"/></text:p>
      <text:p text:style-name="P1"><text:s text:c="7"/>/*</text:p>
      <text:p text:style-name="P1"><text:s text:c="7"/>stage("slack notification") {</text:p>
      <text:p text:style-name="P1"><text:s text:c="12"/>steps {</text:p>
      <text:p text:style-name="P1"><text:s text:c="16"/>slackSend (color: '#FFFF00', message: "STARTED: Job '${env.JOB_NAME} [${env.BUILD_NUMBER}]' (${env.BUILD_URL})")</text:p>
      <text:p text:style-name="P1"><text:s text:c="12"/>}</text:p>
      <text:p text:style-name="P1"><text:s text:c="8"/>}</text:p>
      <text:p text:style-name="P1"><text:s text:c="8"/>*/</text:p>
      <text:p text:style-name="P1"/>
      <text:p text:style-name="P1"><text:s text:c="8"/>stage("checkout"){</text:p>
      <text:p text:style-name="P1"><text:s text:c="12"/>steps {</text:p>
      <text:p text:style-name="P1"><text:s text:c="16"/>checkout scm</text:p>
      <text:p text:style-name="P1"><text:s text:c="12"/>}</text:p>
      <text:p text:style-name="P1"><text:s text:c="8"/>}</text:p>
      <text:p text:style-name="P1"/>
      <text:p text:style-name="P1"><text:s text:c="8"/>stage("static code analysis"){</text:p>
      <text:p text:style-name="P1"><text:s text:c="12"/>steps {</text:p>
      <text:p text:style-name="P1"><text:s text:c="16"/>withSonarQubeEnv('sonarqube') {</text:p>
      <text:p text:style-name="P1"><text:s text:c="20"/>sh '/opt/sonar/bin/sonar-scanner -Dsonar.projectKey=ZervRedemptionui -Dsonar.sources=src -Dsonar.exclusions=**/assets/**,**/app.js'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tage("Login to Docker private repo") {</text:p>
      <text:p text:style-name="P1"><text:s text:c="12"/>steps {</text:p>
      <text:p text:style-name="P1"><text:s text:c="16"/>sh "aws --region us-west-2 ecr get-login --no-include-email | sh -"</text:p>
      <text:p text:style-name="P1"><text:soft-page-break/><text:s text:c="12"/>}</text:p>
      <text:p text:style-name="P1"><text:s text:c="8"/>}</text:p>
      <text:p text:style-name="P1"/>
      <text:p text:style-name="P1"><text:s text:c="8"/>stage("build docker image"){</text:p>
      <text:p text:style-name="P1"><text:s text:c="12"/>steps {</text:p>
      <text:p text:style-name="P1"><text:s text:c="16"/>sh "docker build -t $CR_DOCKER_REGISTRY/zervredemptionui:ci_${GIT_COMMIT} ."</text:p>
      <text:p text:style-name="P1"><text:s text:c="12"/>}</text:p>
      <text:p text:style-name="P1"><text:s text:c="8"/>}</text:p>
      <text:p text:style-name="P1"/>
      <text:p text:style-name="P1"/>
      <text:p text:style-name="P1"><text:s text:c="8"/>stage("env cleanup"){</text:p>
      <text:p text:style-name="P1"><text:s text:c="12"/>steps {</text:p>
      <text:p text:style-name="P1"><text:s text:c="16"/>sh returnStatus: true, script: 'docker rm -f zervredemptionui'</text:p>
      <text:p text:style-name="P1"><text:s text:c="16"/>sh "docker image prune -f"</text:p>
      <text:p text:style-name="P1"><text:s text:c="12"/>}</text:p>
      <text:p text:style-name="P1"><text:s text:c="8"/>}</text:p>
      <text:p text:style-name="P1"/>
      <text:p text:style-name="P1"><text:s text:c="8"/>stage("Launch service"){</text:p>
      <text:p text:style-name="P1"><text:s text:c="12"/>steps {</text:p>
      <text:p text:style-name="P1"><text:s text:c="16"/>sh "docker run -d -p $CR_APP_REDEMUI_PORT:4200 --name zervredemptionui $CR_DOCKER_REGISTRY/zervredemptionui:ci_${GIT_COMMIT}"</text:p>
      <text:p text:style-name="P1"><text:s text:c="16"/>sh "docker logs zervredemptionui"</text:p>
      <text:p text:style-name="P1"><text:s text:c="12"/>}</text:p>
      <text:p text:style-name="P1"><text:s text:c="8"/>}</text:p>
      <text:p text:style-name="P1"/>
      <text:p text:style-name="P1"><text:s text:c="8"/>stage("Launch Info"){</text:p>
      <text:p text:style-name="P1"><text:s text:c="12"/>steps {</text:p>
      <text:p text:style-name="P1"><text:s text:c="16"/>echo "http://${ip}:$CR_APP_REDEMUI_PORT"</text:p>
      <text:p text:style-name="P1"><text:s text:c="12"/>}</text:p>
      <text:p text:style-name="P1"><text:s text:c="8"/>} </text:p>
      <text:p text:style-name="P1"/>
      <text:p text:style-name="P1"><text:s text:c="8"/>stage ("tag and push image") {</text:p>
      <text:p text:style-name="P1"><text:s text:c="12"/>steps {</text:p>
      <text:p text:style-name="P1"><text:s text:c="16"/>sh "docker tag $CR_DOCKER_REGISTRY/zervredemptionui:ci_${GIT_COMMIT} $CR_DOCKER_REGISTRY/zervredemptionui:ci_latest"</text:p>
      <text:p text:style-name="P1"><text:s text:c="16"/>sh "docker push $CR_DOCKER_REGISTRY/zervredemptionui:ci_${GIT_COMMIT}"</text:p>
      <text:p text:style-name="P1"><text:s text:c="16"/>sh "docker push $CR_DOCKER_REGISTRY/zervredemptionui:ci_latest"</text:p>
      <text:p text:style-name="P1"><text:s text:c="12"/>}</text:p>
      <text:p text:style-name="P1"><text:s text:c="8"/>}</text:p>
      <text:p text:style-name="P1"/>
      <text:p text:style-name="P1"/>
      <text:p text:style-name="P1"><text:s text:c="8"/>/*</text:p>
      <text:p text:style-name="P1"><text:s text:c="8"/>stage("Run Protractor Test"){</text:p>
      <text:p text:style-name="P1"><text:tab/> <text:s text:c="7"/>agent { label "uitest" }</text:p>
      <text:p text:style-name="P1"><text:s text:c="12"/>steps {</text:p>
      <text:p text:style-name="P1"><text:s text:c="16"/>checkout scm</text:p>
      <text:p text:style-name="P1"><text:s text:c="16"/>dir ( "src/test/conf/" ) { </text:p>
      <text:p text:style-name="P1"><text:s text:c="19"/>sh "rm -rf allure-results/*.xml"</text:p>
      <text:p text:style-name="P1"><text:s text:c="19"/>sh "protractor conf.js"</text:p>
      <text:p text:style-name="P1"><text:s text:c="16"/>}</text:p>
      <text:p text:style-name="P1"><text:s text:c="12"/>} <text:s/></text:p>
      <text:p text:style-name="P1"><text:soft-page-break/><text:s text:c="8"/>}</text:p>
      <text:p text:style-name="P1"><text:s text:c="8"/>*/</text:p>
      <text:p text:style-name="P1"><text:s text:c="4"/>}</text:p>
      <text:p text:style-name="P1"/>
      <text:p text:style-name="P1"><text:s text:c="4"/>post {</text:p>
      <text:p text:style-name="P1"><text:s text:c="7"/>success {</text:p>
      <text:p text:style-name="P1"><text:s text:c="13"/>setBuildStatus("Build succeeded", "SUCCESS");</text:p>
      <text:p text:style-name="P1"><text:s text:c="7"/>}</text:p>
      <text:p text:style-name="P1"><text:s text:c="7"/>failure {</text:p>
      <text:p text:style-name="P1"><text:s text:c="13"/>setBuildStatus("Build failed", "FAILURE");</text:p>
      <text:p text:style-name="P1"><text:s text:c="7"/>}</text:p>
      <text:p text:style-name="P1"><text:s text:c="8"/>/*</text:p>
      <text:p text:style-name="P1"><text:s text:c="8"/>always {</text:p>
      <text:p text:style-name="P1"><text:s text:c="12"/>node("uitest") {</text:p>
      <text:p text:style-name="P1"><text:s text:c="16"/>dir ( "src/test/conf/" ) { </text:p>
      <text:p text:style-name="P1"><text:s text:c="20"/>allure includeProperties: false, jdk: '', results: [[path: 'allure-results']]</text:p>
      <text:p text:style-name="P1"><text:s text:c="16"/>}</text:p>
      <text:p text:style-name="P1"><text:s text:c="12"/>}</text:p>
      <text:p text:style-name="P1"><text:s text:c="8"/>}</text:p>
      <text:p text:style-name="P1"/>
      <text:p text:style-name="P1"><text:s text:c="8"/>success {</text:p>
      <text:p text:style-name="P1"><text:s text:c="10"/>slackSend (color: '#00FF00', message: "SUCCESSFUL: Job '${env.JOB_NAME} [${env.BUILD_NUMBER}]' (${env.BUILD_URL})")</text:p>
      <text:p text:style-name="P1"><text:s text:c="8"/>}</text:p>
      <text:p text:style-name="P1"/>
      <text:p text:style-name="P1"><text:s text:c="8"/>failure {</text:p>
      <text:p text:style-name="P1"><text:s text:c="10"/>slackSend (color: '#FF0000', message: "FAILED: Job '${env.JOB_NAME} [${env.BUILD_NUMBER}]' (${env.BUILD_URL})")</text:p>
      <text:p text:style-name="P1"><text:s text:c="8"/>}</text:p>
      <text:p text:style-name="P1"><text:s text:c="8"/>*/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5:42:24.263847911</meta:creation-date>
    <dc:date>2018-08-04T15:42:55.186913403</dc:date>
    <meta:editing-duration>PT33S</meta:editing-duration>
    <meta:editing-cycles>1</meta:editing-cycles>
    <meta:document-statistic meta:table-count="0" meta:image-count="0" meta:object-count="0" meta:page-count="3" meta:paragraph-count="107" meta:word-count="300" meta:character-count="3719" meta:non-whitespace-character-count="2461"/>
    <meta:generator>LibreOffice/5.1.6.2$Linux_X86_64 LibreOffice_project/10m0$Build-2</meta:generator>
  </office:meta>
</office:document-meta>
</file>